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CJK SC1" svg:font-family="'Noto Sans CJK SC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size="9pt" style:font-size-asian="9pt" style:font-name-complex="Arial1" style:font-size-complex="9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Contents_20_2">
      <style:paragraph-properties fo:margin-left="0.381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 fo:margin-left="0.381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  <style:text-properties officeooo:paragraph-rsid="0013a634"/>
    </style:style>
    <style:style style:name="P5" style:family="paragraph" style:parent-style-name="Standard">
      <style:paragraph-properties>
        <style:tab-stops>
          <style:tab-stop style:position="16.51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6" style:family="paragraph" style:parent-style-name="Standard">
      <style:text-properties style:font-name="Helvetica"/>
    </style:style>
    <style:style style:name="P7" style:family="paragraph" style:parent-style-name="Standard">
      <style:paragraph-properties fo:line-height="200%"/>
      <style:text-properties style:font-name="Helvetica"/>
    </style:style>
    <style:style style:name="P8" style:family="paragraph" style:parent-style-name="Standard">
      <style:text-properties style:font-name="Helvetica" fo:font-size="12.5pt" fo:font-weight="bold" style:font-size-asian="12.5pt" style:font-weight-asian="bold" style:font-size-complex="12.5pt"/>
    </style:style>
    <style:style style:name="P9" style:family="paragraph" style:parent-style-name="Standard">
      <style:text-properties style:font-name="Helvetica" fo:font-size="12.5pt" fo:font-weight="bold" fo:background-color="#ffff00" style:font-size-asian="12.5pt" style:font-weight-asian="bold" style:font-size-complex="12.5pt"/>
    </style:style>
    <style:style style:name="P10" style:family="paragraph" style:parent-style-name="Standard">
      <style:text-properties style:font-name="Helvetica" fo:font-size="12.5pt" style:text-underline-style="solid" style:text-underline-width="auto" style:text-underline-color="font-color" style:font-size-asian="12.5pt" style:font-size-complex="12.5pt"/>
    </style:style>
    <style:style style:name="P11" style:family="paragraph" style:parent-style-name="Standard">
      <style:text-properties style:font-name="Helvetica" style:text-underline-style="solid" style:text-underline-width="auto" style:text-underline-color="font-color"/>
    </style:style>
    <style:style style:name="P12" style:family="paragraph" style:parent-style-name="Standard">
      <style:text-properties style:font-name="Helvetica" officeooo:paragraph-rsid="001aa41b"/>
    </style:style>
    <style:style style:name="P13" style:family="paragraph" style:parent-style-name="Standard">
      <style:text-properties style:font-name="Helvetica" officeooo:paragraph-rsid="001c1590"/>
    </style:style>
    <style:style style:name="P14" style:family="paragraph" style:parent-style-name="Standard">
      <style:text-properties style:font-name="Helvetica" officeooo:paragraph-rsid="001e14c9"/>
    </style:style>
    <style:style style:name="P15" style:family="paragraph" style:parent-style-name="Standard">
      <style:text-properties officeooo:paragraph-rsid="001602f0"/>
    </style:style>
    <style:style style:name="P16" style:family="paragraph" style:parent-style-name="Title">
      <style:paragraph-properties fo:padding="0cm" fo:border-left="none" fo:border-right="none" fo:border-top="none" fo:border-bottom="0.99pt solid #dddddd">
        <style:tab-stops>
          <style:tab-stop style:position="14.288cm"/>
        </style:tab-stops>
      </style:paragraph-properties>
      <style:text-properties fo:color="#ff7c80" fo:font-size="24pt" style:font-size-asian="24pt" style:font-size-complex="24pt"/>
    </style:style>
    <style:style style:name="P17" style:family="paragraph" style:parent-style-name="Title">
      <style:paragraph-properties fo:padding="0cm" fo:border-left="none" fo:border-right="none" fo:border-top="none" fo:border-bottom="0.99pt solid #dddddd"/>
      <style:text-properties fo:color="#ff7c80" fo:font-size="22pt" style:font-size-asian="22pt" style:font-size-complex="22pt"/>
    </style:style>
    <style:style style:name="P18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19" style:family="paragraph" style:parent-style-name="Standard">
      <style:paragraph-properties fo:margin-left="1.27cm" fo:margin-right="0cm" fo:text-indent="-1.27cm" style:auto-text-indent="false"/>
      <style:text-properties style:font-name="Helvetica"/>
    </style:style>
    <style:style style:name="P20" style:family="paragraph" style:parent-style-name="Standard">
      <style:paragraph-properties fo:margin-left="1.27cm" fo:margin-right="0cm" fo:text-indent="-1.27cm" style:auto-text-indent="false"/>
      <style:text-properties style:font-name="Helvetica" fo:font-size="12.5pt" style:text-underline-style="solid" style:text-underline-width="auto" style:text-underline-color="font-color" style:font-size-asian="12.5pt" style:font-size-complex="12.5pt"/>
    </style:style>
    <style:style style:name="P21" style:family="paragraph" style:parent-style-name="Standard">
      <style:paragraph-properties fo:margin-left="1.27cm" fo:margin-right="0cm" fo:text-indent="-1.27cm" style:auto-text-indent="false"/>
      <style:text-properties style:font-name="Helvetica" officeooo:paragraph-rsid="00244213"/>
    </style:style>
    <style:style style:name="P22" style:family="paragraph" style:parent-style-name="Title">
      <style:text-properties fo:color="#ff7c80" fo:font-size="24pt" style:font-size-asian="24pt" style:font-size-complex="24pt"/>
    </style:style>
    <style:style style:name="P23" style:family="paragraph" style:parent-style-name="Title" style:master-page-name="Standard">
      <style:paragraph-properties style:page-number="1"/>
      <style:text-properties fo:color="#ff9999" fo:font-size="22pt" style:font-size-asian="22pt" style:font-size-complex="22pt"/>
    </style:style>
    <style:style style:name="P24" style:family="paragraph" style:parent-style-name="List_20_Paragraph" style:list-style-name="WWNum2">
      <style:text-properties style:font-name="Helvetica"/>
    </style:style>
    <style:style style:name="P25" style:family="paragraph" style:parent-style-name="List_20_Paragraph" style:list-style-name="WWNum4">
      <style:paragraph-properties fo:line-height="200%"/>
      <style:text-properties style:font-name="Helvetica"/>
    </style:style>
    <style:style style:name="T1" style:family="text">
      <style:text-properties style:font-name="Helvetica"/>
    </style:style>
    <style:style style:name="T2" style:family="text">
      <style:text-properties style:font-name="Helvetica" style:text-underline-style="solid" style:text-underline-width="auto" style:text-underline-color="font-color"/>
    </style:style>
    <style:style style:name="T3" style:family="text">
      <style:text-properties style:font-name="Helvetica" style:text-underline-style="solid" style:text-underline-width="auto" style:text-underline-color="font-color" fo:background-color="#ffff00" loext:char-shading-value="0"/>
    </style:style>
    <style:style style:name="T4" style:family="text">
      <style:text-properties style:font-name="Helvetica" fo:background-color="#ffff00" loext:char-shading-value="0"/>
    </style:style>
    <style:style style:name="T5" style:family="text">
      <style:text-properties officeooo:rsid="00126a69"/>
    </style:style>
    <style:style style:name="T6" style:family="text">
      <style:text-properties officeooo:rsid="001e11c4"/>
    </style:style>
    <style:style style:name="T7" style:family="text">
      <style:text-properties officeooo:rsid="00276954"/>
    </style:style>
    <style:style style:name="T8" style:family="text">
      <style:text-properties officeooo:rsid="00276bd0"/>
    </style:style>
    <style:style style:name="T9" style:family="text">
      <style:text-properties officeooo:rsid="002acdc6"/>
    </style:style>
    <style:style style:name="T10" style:family="text">
      <style:text-properties officeooo:rsid="002bca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目录</text:p>
      <text:p text:style-name="P18">游戏说明<text:tab/>1</text:p>
      <text:p text:style-name="P18">图例<text:tab/>2</text:p>
      <text:p text:style-name="P18">自定义精灵<text:tab/>3</text:p>
      <text:p text:style-name="P3">玩家精灵<text:tab/>3-5</text:p>
      <text:p text:style-name="P3">标签精灵<text:tab/>5-6</text:p>
      <text:p text:style-name="P3">怪物精灵<text:tab/>6-8</text:p>
      <text:p text:style-name="P3"><text:span text:style-name="T5">BOSS精灵</text:span><text:tab/>8-10</text:p>
      <text:p text:style-name="P4"><text:span text:style-name="T5">金币精灵</text:span><text:tab/>10</text:p>
      <text:p text:style-name="P4">攻击<text:span text:style-name="T5">精灵</text:span><text:tab/>11</text:p>
      <text:p text:style-name="P3">箭矢精灵<text:tab/>12</text:p>
      <text:p text:style-name="P3">伤害精灵<text:tab/>13</text:p>
      <text:p text:style-name="P3">重生精灵<text:tab/>13</text:p>
      <text:p text:style-name="P3">NPC 精灵<text:tab/>14</text:p>
      <text:p text:style-name="P3">鼠标精灵<text:tab/>14</text:p>
      <text:p text:style-name="P3">背景精灵<text:tab/>15</text:p>
      <text:p text:style-name="P5">创建游戏的步骤<text:tab/>16-17</text:p>
      <text:p text:style-name="P5"/>
      <text:p text:style-name="P5"/>
      <text:p text:style-name="P5"/>
      <text:p text:style-name="P5"/>
      <text:p text:style-name="P5"/>
      <text:p text:style-name="P16"/>
      <text:p text:style-name="P16"/>
      <text:p text:style-name="P16"><text:soft-page-break/></text:p>
      <text:p text:style-name="P16"/>
      <text:p text:style-name="P16"/>
      <text:p text:style-name="P16">迷你冒险岛！<text:tab/></text:p>
      <text:p text:style-name="P7">我从小就喜欢玩的一个游戏是 RPG Maple Story。今天，可能有如此大量的游戏可供选择，但冒险岛的原始版本将永远在我的名单上。该游戏将是 2D 游戏的迷你版，并且只有一个玩家。它将使用与原版相同的图像和相似的精灵，但游戏的整体实现方式将有所不同。游戏将由键盘和鼠标控制。左右箭头键将分别左右移动玩家。左 ALT 键允许用户跳跃，左 CTRL 键允许用户攻击。游戏中会有一个 NPC 向玩家出售药水，每瓶药水都会让玩家恢复满生命值，花费 1000 金币。玩家可以通过按空格键或用鼠标点击 NPC 来购买这些药水。游戏将开始允许用户选择男性或女性角色，然后玩家将选择他们的武器。他们有两种选择：长矛或弓箭。阶段开始后，玩家将以大约 5000 点生命值开始，并且会生成一组怪物和一个 Boss 怪物。杀死 Boss 后，会生成一组新的怪物和单个 Boss，并且每组都会变得越来越强大（更多的生命值）。总共大约有五组怪物，每个怪物都会掉落金币。游戏的目标是杀死所有这些怪物并收集它们随机掉落的金币，并最终尝试击败游戏。当所有五组怪物都被杀死或玩家的生命值为零时，游戏将结束。</text:p>
      <text:p text:style-name="P7"/>
      <text:p text:style-name="P7"/>
      <text:p text:style-name="P7"/>
      <text:p text:style-name="P22"><text:soft-page-break/>精灵类</text:p>
      <text:p text:style-name="P8">玩家类</text:p>
      <text:p text:style-name="P6">这个类将定义游戏的主要玩家</text:p>
      <text:p text:style-name="P10">属性</text:p>
      <text:p text:style-name="P6">image ：这个属性将代表玩家，它会根据其当前的动作而改变</text:p>
      <text:list xml:id="list4186499289" text:style-name="WWNum2">
        <text:list-item>
          <text:p text:style-name="P24">步行</text:p>
        </text:list-item>
        <text:list-item>
          <text:p text:style-name="P24">跳跃</text:p>
        </text:list-item>
        <text:list-item>
          <text:p text:style-name="P24">进攻</text:p>
        </text:list-item>
        <text:list-item>
          <text:p text:style-name="P24">休息</text:p>
        </text:list-item>
      </text:list>
      <text:p text:style-name="P6">rect ：此属性将用于定位目的以及与其他精灵的碰撞检测</text:p>
      <text:p text:style-name="P11">图像列表（用于动画目的）</text:p>
      <text:p text:style-name="Standard"><text:span text:style-name="T4">__ resting_left :</text:span><text:span text:style-name="T1">包含多个静止状态的玩家图像的列表，面向左侧</text:span></text:p>
      <text:p text:style-name="Standard"><text:span text:style-name="T4">__ resting_right ：</text:span><text:span text:style-name="T1">包含多个静止状态的玩家图像的列表，面向右侧</text:span></text:p>
      <text:p text:style-name="Standard"><text:span text:style-name="T4">__walking_right :</text:span><text:span text:style-name="T1">包含玩家多张图片的列表，向右</text:span><text:span text:style-name="T4">走</text:span></text:p>
      <text:p text:style-name="Standard"><text:span text:style-name="T4">__walking_left :</text:span><text:span text:style-name="T1">包含玩家多张图片的列表，向左</text:span><text:span text:style-name="T4">走</text:span></text:p>
      <text:p text:style-name="Standard"><text:span text:style-name="T4">__attacking_right </text:span><text:span text:style-name="T1">: 包含多张面向右侧攻击的玩家图像的</text:span><text:span text:style-name="T4">列表</text:span></text:p>
      <text:p text:style-name="Standard"><text:span text:style-name="T4">__attacking_left </text:span><text:span text:style-name="T1">: 包含多张面向左侧攻击的玩家图像的</text:span><text:span text:style-name="T4">列表</text:span></text:p>
      <text:p text:style-name="Standard"><text:span text:style-name="T4">__ jumping_right </text:span><text:span text:style-name="T1">：此属性将加载玩家跳跃并面向右侧的单个图像</text:span></text:p>
      <text:p text:style-name="Standard"><text:span text:style-name="T4">__ jumping_left </text:span><text:span text:style-name="T1">：此属性将加载玩家跳跃并面向左侧的单个图像</text:span></text:p>
      <text:p text:style-name="P6">__dead：此属性将是一个列表，其中包含玩家作为幽灵的多个图像</text:p>
      <text:p text:style-name="P11">布尔变量（用于动画目的）</text:p>
      <text:p text:style-name="Standard"><text:span text:style-name="T3">__resting </text:span><text:span text:style-name="T4">：</text:span><text:span text:style-name="T1">跟踪玩家是否处于休息状态。它将被初始化为True</text:span></text:p>
      <text:p text:style-name="Standard"><text:span text:style-name="T4">__walking </text:span><text:span text:style-name="T1">：跟踪玩家是否正在行走。它将被初始化为 False</text:span></text:p>
      <text:p text:style-name="Standard"><text:soft-page-break/><text:span text:style-name="T4">__jumping：</text:span><text:span text:style-name="T1">跟踪玩家是否在跳跃。它将被初始化为 False</text:span></text:p>
      <text:p text:style-name="Standard"><text:span text:style-name="T4">__attacking </text:span><text:span text:style-name="T1">：跟踪玩家是否在攻击。它将被初始化为 False</text:span></text:p>
      <text:p text:style-name="P6">__dying：跟踪玩家是否死亡。它将被初始化为 False</text:p>
      <text:p text:style-name="Standard"><text:span text:style-name="T4">__ faces_right </text:span><text:span text:style-name="T1">：此属性将是一个布尔变量，用于检查玩家是否面向右侧。如果不是，它将被设置为 False。它将被初始化为True </text:span></text:p>
      <text:p text:style-name="Standard"><text:span text:style-name="T4">__reach_top ：该属性</text:span><text:span text:style-name="T1">的目的是检查并查看玩家是否到达了最大 y 位置（用于跳跃）。它将被初始化为 False</text:span></text:p>
      <text:p text:style-name="P6"/>
      <text:p text:style-name="P11">其他变量</text:p>
      <text:p text:style-name="Standard"><text:span text:style-name="T4">__counter：</text:span><text:span text:style-name="T1">此属性将用于动画目的。它将用于控制图像在单位时间内更新的次数</text:span></text:p>
      <text:p text:style-name="Standard"><text:span text:style-name="T4">__index：</text:span><text:span text:style-name="T1">此属性也将用于动画目的。它将用于索引上述列表</text:span></text:p>
      <text:p text:style-name="Standard"><text:span text:style-name="T4">__screen：</text:span><text:span text:style-name="T1">此属性将跟踪屏幕变量</text:span></text:p>
      <text:p text:style-name="Standard"><text:span text:style-name="T4">__dx：</text:span><text:span text:style-name="T1">这个属性会设置玩家的x向量</text:span></text:p>
      <text:p text:style-name="Standard"><text:span text:style-name="T4">__ dy :</text:span><text:span text:style-name="T1">该属性将设置玩家的 y 向量</text:span></text:p>
      <text:p text:style-name="Standard"><text:span text:style-name="T4">__ health_points </text:span><text:span text:style-name="T1">：此属性将包含玩家的健康点</text:span></text:p>
      <text:p text:style-name="Standard"><text:span text:style-name="T4">__ take_damage </text:span><text:span text:style-name="T1">：此属性将包含一个整数值，表示对玩家造成的伤害量</text:span></text:p>
      <text:p text:style-name="P6"/>
      <text:p text:style-name="P10">方法</text:p>
      <text:p text:style-name="Standard"><text:span text:style-name="T4">__ init _ _( screen </text:span><text:span text:style-name="T1">,weapon,gender )：这个初始化方法将 screen、武器和性别作为参数来知道要加载哪个精灵列表（因为它会根据上述因素而有所不同）。此方法将加载和转换播放器的所有图像以及设置其rect属性。播放器将在屏幕左下角初始化。它会将玩家的生命值初始化为 5000，并在__resting_right图像列表中加载玩家的第一帧并将其分配给图像属性。</text:span></text:p>
      <text:p text:style-name="Standard"><text:span text:style-name="T4">take_damage ( )：</text:span><text:span text:style-name="T1">此方法将选择 100 到 400 之间的随机数，并从 __health_points 中减去</text:span><text:span text:style-name="T4">该</text:span><text:span text:style-name="T1">数字。它还将返回 __ take_damage属性中的数字</text:span></text:p>
      <text:p text:style-name="Standard"><text:soft-page-break/><text:span text:style-name="T4">take_damage_boss ( ) ：</text:span><text:span text:style-name="T1">这个方法会选择一个介于 600 到 999 之间的随机数，然后从__health_points中减去这个数字。它还将返回 __ take_damage中的数字</text:span></text:p>
      <text:p text:style-name="Standard"><text:span text:style-name="T4">get_position ( )：</text:span><text:span text:style-name="T1">这个方法会返回玩家的</text:span><text:span text:style-name="T4">位置</text:span></text:p>
      <text:p text:style-name="Standard"><text:span text:style-name="T4">get_health_points ( )：</text:span><text:span text:style-name="T1">这个方法会返回</text:span><text:span text:style-name="T4">__health_points</text:span><text:span text:style-name="T1">属性中的数字</text:span></text:p>
      <text:p text:style-name="Standard"><text:span text:style-name="T4">get_direction ( )：</text:span><text:span text:style-name="T1">这个方法会返回玩家面对的方向</text:span><text:span text:style-name="T4">。</text:span><text:span text:style-name="T1">如果玩家面向右侧，则为 True，如果面向左侧，则为 False</text:span></text:p>
      <text:p text:style-name="P6">dead( )：该方法将 __dying 设置为 True</text:p>
      <text:p text:style-name="Standard"><text:span text:style-name="T4">jump()：</text:span><text:span text:style-name="T1">此方法将 __jumping 设置为 True，__resting 设置为 False，并将底部rect属性设置为比屏幕高度小 70</text:span></text:p>
      <text:p text:style-name="Standard"><text:span text:style-name="T4">attacking( </text:span><text:span text:style-name="T1">)：该方法将设置 __attacking 为 True，__resting 为 False，counter 为 3，index 为 -1，以便更新平滑。由于攻击帧的尺寸异常，底部矩形属性将被调整。</text:span></text:p>
      <text:p text:style-name="Standard"><text:span text:style-name="T4">attack_finished ( )：如果__attack_finish为 True，</text:span><text:span text:style-name="T1">此方法将返回 True ，否则返回False。由于玩家面向左侧时会产生不寻常的尺寸，因此需要调整矩形。</text:span></text:p>
      <text:p text:style-name="P15"><text:span text:style-name="T4">moving(integer)：</text:span><text:span text:style-name="T1">此方法将单个整数值作为参数并将其分配给self.__dx 。它还将self.__walking属性分配给True ，除非用户释放键盘上的左箭头或右箭头键；如果是这种情况， self.__dx将被赋值为 0。由于行走图像的不寻常格式，它会更新玩家的rect属性。</text:span></text:p>
      <text:p text:style-name="Standard"><text:span text:style-name="T4">recover( )：</text:span><text:span text:style-name="T1">该方法将玩家的__health_points恢复到 5000</text:span></text:p>
      <text:p text:style-name="P6">update()：该方法将负责在屏幕上重新定位图像，并根据不同的布尔变量遍历图像列表，最终导致动画发生。它还将检查玩家是否已经到达屏幕的尽头。</text:p>
      <text:p text:style-name="P6"/>
      <text:p text:style-name="P9">标签类</text:p>
      <text:p text:style-name="P6">这个类将定义一个标签来显示玩家拥有的生命值，玩家收集的金币数量，以及当前阶段</text:p>
      <text:p text:style-name="P10">属性</text:p>
      <text:p text:style-name="P6">image ：这个属性将代表标签</text:p>
      <text:p text:style-name="P6">rect ：此属性将用于定位标签。它将位于屏幕顶部</text:p>
      <text:p text:style-name="P6">__font：该属性将创建一个自定义字体对象并设置其大小</text:p>
      <text:p text:style-name="P6"><text:soft-page-break/>__amount：此属性将包含玩家获得的金币数量。它将被初始化为零</text:p>
      <text:p text:style-name="P6">__ health_points ：此属性将包含一个整数值，表示玩家的健康点</text:p>
      <text:p text:style-name="P6">__stage：此属性将包含一个整数值，表示玩家当前所在的阶段号</text:p>
      <text:p text:style-name="P6"/>
      <text:p text:style-name="P10">方法</text:p>
      <text:p text:style-name="P6">__ init _ _( screen, health_points , value, monsters)：此初始化方法将采用 4 个参数： health_points用于设置玩家剩余生命值的标签，value 用于了解拾取的金币的价值，以及Monster_count以了解剩余的怪物数量。它将rect属性初始化为屏幕的中心顶部</text:p>
      <text:p text:style-name="P6">set_health_points ( health_points )：此方法会将__health_points属性设置为health_points 。</text:p>
      <text:p text:style-name="P6">set_amount ( value)：这个方法会为__amount属性加值</text:p>
      <text:p text:style-name="P6">set_stage ( stage_number )：这个方法会在__stage上加1</text:p>
      <text:p text:style-name="P6">金（ ）：此方法从__amount中减去1000金。如果用户没有足够的金币，请不要进行任何操作。如果用户有足够的，此方法返回True ，否则返回 False。</text:p>
      <text:p text:style-name="P6">update( )：此方法将根据 __stage、__ amount 和__health_points属性更新将显示在屏幕顶部的文本</text:p>
      <text:p text:style-name="P6"/>
      <text:p text:style-name="P9">怪物类</text:p>
      <text:p text:style-name="P6">这个类将为我们的游戏定义一个怪物</text:p>
      <text:p text:style-name="P10">属性</text:p>
      <text:p text:style-name="P6">image ：该属性将由怪物的图像表示</text:p>
      <text:p text:style-name="P6">rect ：该属性将用于在屏幕上定位精灵以及检查与用户的碰撞</text:p>
      <text:p text:style-name="P11">图像列表（用于动画目的）</text:p>
      <text:p text:style-name="P6">__moving：此属性将包含第一个怪物的图像列表</text:p>
      <text:p text:style-name="P6">__moving2：此属性将包含第二个怪物的图像列表</text:p>
      <text:p text:style-name="P6"><text:soft-page-break/>__moving3：此属性将包含第三个怪物的图像列表</text:p>
      <text:p text:style-name="P6">__moving4：此属性将包含第四个怪物的图像列表</text:p>
      <text:p text:style-name="P6">__moving5：此属性将包含第五个怪物的图像列表</text:p>
      <text:p text:style-name="P6">__dying：该属性将包含第一个怪物去世的图像列表</text:p>
      <text:p text:style-name="Standard"><text:span text:style-name="T1">__dying2：此属性将包含</text:span>第二个<text:span text:style-name="T1">怪物去世的图像列表</text:span></text:p>
      <text:p text:style-name="Standard"><text:span text:style-name="T1">__dying3：该属性将包含</text:span>第三个<text:span text:style-name="T1">怪物去世的图像列表</text:span></text:p>
      <text:p text:style-name="Standard"><text:span text:style-name="T1">__dying4：该属性将</text:span>包含第四个怪<text:span text:style-name="T1">物去世的图像列表</text:span></text:p>
      <text:p text:style-name="Standard"><text:span text:style-name="T1">__dying5：此属性将</text:span>包含第五个怪物<text:span text:style-name="T1">去世的图像列表</text:span></text:p>
      <text:p text:style-name="P6"/>
      <text:p text:style-name="P11">其他属性</text:p>
      <text:p text:style-name="Standard"><text:span text:style-name="T4">__ health_points ：</text:span><text:span text:style-name="T1">此属性将跟踪怪物有多少生命值</text:span></text:p>
      <text:p text:style-name="Standard"><text:span text:style-name="T4">__dx </text:span><text:span text:style-name="T1">: 这个属性将代表怪物的 x 向量</text:span></text:p>
      <text:p text:style-name="Standard"><text:span text:style-name="T4">__counter </text:span><text:span text:style-name="T1">：此属性将用于动画目的。它将用于控制图像每秒更新的次数</text:span></text:p>
      <text:p text:style-name="Standard"><text:span text:style-name="T4">__index：</text:span><text:span text:style-name="T1">此属性也将用于动画目的。它将用于索引上述列表</text:span></text:p>
      <text:p text:style-name="P6">__ current_monster ：此属性将包含一个整数值，该值将确定将图像属性设置为哪个怪物</text:p>
      <text:p text:style-name="P6">__ take_damage ：此属性将包含一个整数值，表示对怪物造成的伤害量</text:p>
      <text:p text:style-name="P6">__position：此属性将包含怪物的位置</text:p>
      <text:p text:style-name="P6"/>
      <text:p text:style-name="P11">布尔变量</text:p>
      <text:p text:style-name="Standard"><text:span text:style-name="T4">__dead：</text:span><text:span text:style-name="T1">这个属性会记录怪物是否已经死亡。初始化为假</text:span></text:p>
      <text:p text:style-name="Standard"><text:span text:style-name="T4">__finished </text:span><text:span text:style-name="T1">: 跟踪怪物死亡的动画是否完成</text:span></text:p>
      <text:p text:style-name="Standard"><text:span text:style-name="T4">__walking </text:span><text:span text:style-name="T1">：该属性将跟踪怪物是否在行走</text:span></text:p>
      <text:p text:style-name="P12">__respawn</text:p>
      <text:p text:style-name="P13"><text:soft-page-break/>__respawn_finished</text:p>
      <text:p text:style-name="P6"/>
      <text:p text:style-name="P10">方法</text:p>
      <text:p text:style-name="P6">__ init _ _( screen, integer)：这个初始化方法将加载多个怪物动画列表。它将在地面上屏幕的随机部分创建一个怪物。它将 screen 和 integer 作为参数并将_health_points初始化为 2000 并将 __dx 初始化为 1 或 0 或 -1（因此并非所有的怪物都会朝同一个方向移动）；这将取决于整数参数。它将图像属性设置为第一个怪物的第一张图像，或者向左或向右移动或静止不动（也取决于整数参数）。</text:p>
      <text:p text:style-name="Standard"><text:span text:style-name="T4">take_damage ( )：</text:span><text:span text:style-name="T1">此方法将选择 200 到 1000 之间的随机数，并从 __health_points 中减去</text:span><text:span text:style-name="T4">该</text:span><text:span text:style-name="T1">数字。 __ take_damage中的数字将被返回</text:span></text:p>
      <text:p text:style-name="Standard"><text:span text:style-name="T4">get_position ( )：</text:span><text:span text:style-name="T1">该方法返回怪物的</text:span><text:span text:style-name="T4">位置</text:span></text:p>
      <text:p text:style-name="P6">next_ monster ( )：此方法会将当前用于怪物的图像列表分配给下一个。它将__finished分配给 False，将 __dead 分配给 False 并将 __current_monster 加一。它还将获取怪物的新矩形并将怪物放置在屏幕上的随机位置，该位置已存储在respawn () 方法中分配的 __位置属性中。</text:p>
      <text:p text:style-name="P6">respawn ( )：此方法将为怪物分配一个随机位置并返回该位置，以便Respawn （效果）精灵知道自己的位置。</text:p>
      <text:p text:style-name="Standard"><text:span text:style-name="T4">update()：</text:span><text:span text:style-name="T1">该方法将负责在屏幕上重新定位图像，并根据不同的布尔变量遍历图像列表，最终使图像充当动画。它还会检查怪物是否已经死亡或到达屏幕的尽头。</text:span></text:p>
      <text:p text:style-name="P6"/>
      <text:p text:style-name="P9">BOSS怪的类</text:p>
      <text:p text:style-name="P6">这个类将为游戏定义一个单一的boss怪物</text:p>
      <text:p text:style-name="P10">属性</text:p>
      <text:p text:style-name="P6">image ：该属性将由怪物的图像表示</text:p>
      <text:p text:style-name="P6">rect ：该属性将用于在屏幕上定位精灵以及检查与用户的碰撞</text:p>
      <text:p text:style-name="P11">图像列表（用于动画目的）</text:p>
      <text:p text:style-name="P6">__going_right1：boss右移图片列表</text:p>
      <text:p text:style-name="P6"><text:soft-page-break/>__going_left1：boss左移图片列表</text:p>
      <text:p text:style-name="P6">__dying_right1: Boss 面朝右侧死亡的图片列表</text:p>
      <text:p text:style-name="P6">__dying_left1: Boss 面朝左侧死亡的图片列表</text:p>
      <text:p text:style-name="P6">**对其他五个<text:span text:style-name="T6">BOSS</text:span>重复（__going_right2 等）</text:p>
      <text:p text:style-name="P11">其他变量</text:p>
      <text:p text:style-name="P6">__ health_points ：此属性将跟踪怪物有多少生命值</text:p>
      <text:p text:style-name="P6">__dx：这个属性将代表怪物的x向量</text:p>
      <text:p text:style-name="P6">__counter：此属性将用于动画目的。它将用于控制图像在单位时间内更新的次数</text:p>
      <text:p text:style-name="P6">__index：此属性也将用于动画目的。它将用于索引上述图像列表</text:p>
      <text:p text:style-name="P6">__dying_index ：此属性将用于索引 __dying 图像列表。它将被初始化为 0</text:p>
      <text:p text:style-name="P6">__ take_damage ：此方法将保存一个数字，该数字将是怪物受到的伤害。它将被初始化为 0</text:p>
      <text:p text:style-name="P6">__ current_boss ：该属性将包含一个整数值，该值将确定将图像属性设置为哪个<text:span text:style-name="T9">BOSS</text:span>。它将被初始化为 <text:span text:style-name="T10">1</text:span></text:p>
      <text:p text:style-name="P11">布尔变量</text:p>
      <text:p text:style-name="P6">__dead：这个属性会记录怪物是否已经死亡。初始化为假</text:p>
      <text:p text:style-name="P14">self.__direction_left ：此属性将跟踪怪物的前进方向。 True 表示向左， False表示向右。它将被初始化为True</text:p>
      <text:p text:style-name="Standard"><text:span text:style-name="T4">__finished </text:span><text:span text:style-name="T1">：跟踪怪物死亡的动画是否完成。它将被初始化为 False</text:span></text:p>
      <text:p text:style-name="P6"/>
      <text:p text:style-name="P10">方法</text:p>
      <text:p text:style-name="P6">__ init _ _( screen)：这个初始化方法将在屏幕右下角创建第一个boss怪物。它将地图和屏幕作为参数并将__health_points初始化为 50000 并将 __dx 初始化为 -3 它将图像属性设置为 Boss 向左移动的第一张图像。</text:p>
      <text:p text:style-name="P6">take_damage ( )：此方法将选择 1000 到 5000 之间的随机数，并从 __health_points 中减去该数字。此损坏将被退回</text:p>
      <text:p text:style-name="P6"><text:soft-page-break/>moving( )：此方法将 __moving 属性分配给 True</text:p>
      <text:p text:style-name="Standard"><text:span text:style-name="T4">dead( )：</text:span><text:span text:style-name="T1">如果怪物死亡的动画已经结束，此方法将返回 True</text:span></text:p>
      <text:p text:style-name="P6">next_boss ( )：此方法会将当前用于boss的图像列表分配给下一个。它会将 __finished 分配给 False，将 __dead 分配给 False 并将 __ current_boss加一。它还将获取怪物的新矩形并将怪物放置在屏幕上的随机位置，该位置已存储在respawn () 方法中分配的 __位置属性中。</text:p>
      <text:p text:style-name="P6">respawn ( )：此方法将为怪物分配一个随机位置并返回该位置，以便Respawn （效果）精灵知道自己的位置。</text:p>
      <text:p text:style-name="P6">change_direction ( going_left )：这个方法会改变boss怪物的方向，并将going_left作为参数，参数为True或False（用于让boss跟随玩家）</text:p>
      <text:p text:style-name="Standard"><text:span text:style-name="T4">get_position ( )：</text:span><text:span text:style-name="T1">该方法返回怪物的</text:span><text:span text:style-name="T4">位置</text:span></text:p>
      <text:p text:style-name="P6">update()：此方法将负责在屏幕上重新定位boss sprite，并根据两个不同的布尔变量遍历图像列表，从而导致动画发生。它还将检查 Boss 是否已经死亡或到达屏幕的尽头，如果是，它将遍历其逝去的图像列表，并分别反转 __dx 属性。</text:p>
      <text:p text:style-name="P6"/>
      <text:p text:style-name="P9">金币类</text:p>
      <text:p text:style-name="P6">这个类将定义金币</text:p>
      <text:p text:style-name="P10">属性</text:p>
      <text:p text:style-name="P6">image ：此属性将由单个金色图像表示</text:p>
      <text:p text:style-name="P6">rect ：此属性将定位黄金并检查与玩家精灵的碰撞</text:p>
      <text:p text:style-name="P6">__value：此属性将是一个 50-200 范围内的数字，将是这枚硬币的价值</text:p>
      <text:p text:style-name="P6">__screen：跟踪屏幕变量</text:p>
      <text:p text:style-name="P10">方法</text:p>
      <text:p text:style-name="P6">__ init _ _( )：这个初始化方法将创建一个单一的硬币对象并加载和分配它的图像。它将黄金定位在屏幕之外。</text:p>
      <text:p text:style-name="Standard"><text:span text:style-name="T1">reset( position)：此方法更新黄金精灵。 set_position参数将保留 True 或 False。如果为True ，则表示金币和玩家rects碰撞，如果是这种情况，图像将被定位在屏幕外。如果为False ，它会根</text:span><text:soft-page-break/><text:span text:style-name="T1">据位置参数的 x 向量，将一个新的随机值分配给介于 50 到 200 之间的金币，并根据怪物最后死亡的位置参数的 x 向量在屏幕上定位硬币的rect.center 。硬币的 y 向量将位于地图的地板上。</text:span></text:p>
      <text:p text:style-name="P6">get_value ( )：该方法将返回__value属性中的数字</text:p>
      <text:p text:style-name="P6"/>
      <text:p text:style-name="P6"/>
      <text:p text:style-name="P6"/>
      <text:p text:style-name="P6"/>
      <text:p text:style-name="P9">攻击类</text:p>
      <text:p text:style-name="P6">这个类将代表玩家攻击的动画。</text:p>
      <text:p text:style-name="P10">属性</text:p>
      <text:p text:style-name="P6">image : 这个属性将代表攻击的效果</text:p>
      <text:p text:style-name="P6">rect ：此属性将定位攻击并检查与怪物精灵的碰撞。它将根据玩家所在的位置进行定位</text:p>
      <text:p text:style-name="P6">__ attack_left ：此属性将是攻击效果向左的图像列表</text:p>
      <text:p text:style-name="P6">__ attack_right ：此属性将是攻击效果向右的图像列表</text:p>
      <text:p text:style-name="P6">__counter：此属性将用于动画目的。它将用于控制图像在单位时间内更新的次数</text:p>
      <text:p text:style-name="P6">__index：此属性也将用于动画目的。它将用于索引上述列表</text:p>
      <text:p text:style-name="P6">__finished：该属性的目的是跟踪攻击效果的动画是否已经完成。它将被初始化为 False</text:p>
      <text:p text:style-name="P6">__screen：用于跟踪屏幕参数</text:p>
      <text:p text:style-name="P6"/>
      <text:p text:style-name="P10">方法</text:p>
      <text:p text:style-name="P6">__ init _ _( screen)：该方法以screen为参数。它将加载效果的图像并将图像属性设置为__attack_right图像列表中的第一张图像。它将被放置在屏幕之外，无法看到。</text:p>
      <text:p text:style-name="P6">start( )：这个方法接受一个整数和一个位置作为参数。整数将是 1 或 2，如果是 1，则意味着玩家正在攻击并面向左侧。如果是 2，则玩家面向右侧。它将self.__position分配给 position 参数以将效果定位到玩家所在的位置</text:p>
      <text:p text:style-name="P6"><text:soft-page-break/>finish( )：如果动画结束，这个方法将返回 True</text:p>
      <text:p text:style-name="P6">update( )：该方法将更新图像属性，使其动画化。如果有IndexError ，则表示效果动画完成。如果是这种情况，它将把它的矩形定位在屏幕之外以避免与其他精灵发生碰撞，并将 __finished 设置为 True。</text:p>
      <text:p text:style-name="P6"/>
      <text:p text:style-name="P6"/>
      <text:p text:style-name="P6"/>
      <text:p text:style-name="P8">箭矢类</text:p>
      <text:p text:style-name="P6">此类将显示射箭的动画（仅当玩家使用弓时）</text:p>
      <text:p text:style-name="P10">属性</text:p>
      <text:p text:style-name="P6">image : 这个属性将代表攻击</text:p>
      <text:p text:style-name="P6">rect ：此属性将定位攻击并检查与怪物精灵的碰撞。它将根据玩家所在的位置进行定位</text:p>
      <text:p text:style-name="P6">__ going_right ：此属性将是True或 False。如果攻击是正确的，它将是True 。如果向左走，则为 False</text:p>
      <text:p text:style-name="P6">__ attack_right ：此属性将是向右箭头的图像列表</text:p>
      <text:p text:style-name="P6">__ attack_left ：此属性将是向左箭头的图像列表</text:p>
      <text:p text:style-name="P6">__dx：此属性将根据 __ going_right属性初始化为 -3 或 3</text:p>
      <text:p text:style-name="P6">__counter：此属性将用于动画目的。它将用于设置图像更新的次数</text:p>
      <text:p text:style-name="P6">__index：此属性也将用于动画目的。它将用于索引上述列表</text:p>
      <text:p text:style-name="P6"/>
      <text:p text:style-name="P10">方法</text:p>
      <text:p text:style-name="P6">__ init _ _( screen)：该方法以screen为参数，加载箭头的所有图像，左右移动。</text:p>
      <text:p text:style-name="Standard"><text:span text:style-name="T1">update_arrow ( position , integer)：这个方法接受一个整数和位置作为参数。整数将是 1 或 2。该整数还将用于设置箭头的 __dx 属性。如果它是 1，这意味着玩家正在攻击并且面朝左，因此 __d</text:span><text:soft-page-break/><text:span text:style-name="T1">x 将被赋予 -3 的值。如果是 2，则玩家面向右侧，__dx 将被赋值为 3。它将self.__position分配给 position 参数，以将效果定位到玩家的更新方法</text:span></text:p>
      <text:p text:style-name="P6">hit( )：当箭头和怪物碰撞时会调用这个方法。它将箭头定位在屏幕外不再干扰其他精灵的位置，并将 __dx 属性设置为 0</text:p>
      <text:p text:style-name="P6">update( )：该方法将更新图像属性，使其动画化。它还将通过将存储在 __dx 属性中的数字添加到精灵的矩形中来在屏幕上移动图像</text:p>
      <text:p text:style-name="P6"/>
      <text:p text:style-name="P9">伤害类</text:p>
      <text:p text:style-name="P6">此类将显示损坏</text:p>
      <text:p text:style-name="P10">属性</text:p>
      <text:p text:style-name="P6">image : 该属性表示对玩家或怪物造成的伤害</text:p>
      <text:p text:style-name="P6">rect ：此属性将定位图像</text:p>
      <text:p text:style-name="P6">__font：该属性将创建一个自定义字体的字体对象</text:p>
      <text:p text:style-name="P10">方法</text:p>
      <text:p text:style-name="Standard"><text:span text:style-name="T2">__ </text:span><text:span text:style-name="T1">init _ _( )：这个类将创建一个自定义字体对象</text:span></text:p>
      <text:p text:style-name="P6">update_damage ( position,damage, attack_who ) ：该方法以玩家或怪物的位置为参数，将图片的rect.midbottom设置为玩家的顶部，并将字体渲染为伤害变量。 attack_who参数将确定文本的颜色。</text:p>
      <text:p text:style-name="P6"/>
      <text:p text:style-name="P8">重生类</text:p>
      <text:p text:style-name="P6">此类将定义一个在怪物或 Boss重生到游戏中时显示的效果</text:p>
      <text:p text:style-name="P10">属性</text:p>
      <text:p text:style-name="P6">image : 这个属性将由效果来表示</text:p>
      <text:p text:style-name="P6">rect ：该属性将定位精灵的效果</text:p>
      <text:p text:style-name="P6"><text:soft-page-break/>__list：此属性将包含重生效果的帧列表</text:p>
      <text:p text:style-name="P10">方法</text:p>
      <text:p text:style-name="P6">__ init _ _( )：此初始化方法将加载重生效果并将其图像分配给列表的第一个图像。它将效果定位在屏幕之外。</text:p>
      <text:p text:style-name="P6">reset( position)：此方法更新重生精灵。它将图像放置在怪物重生的地方。</text:p>
      <text:p text:style-name="P6">update( )：该方法将更新效果的帧（用于动画）</text:p>
      <text:p text:style-name="P6"/>
      <text:p text:style-name="P6"/>
      <text:p text:style-name="P9">NPC类</text:p>
      <text:p text:style-name="P6">此类将为游戏创建一个 NPC</text:p>
      <text:p text:style-name="P10">属性</text:p>
      <text:p text:style-name="P21">Image：将代表NPC</text:p>
      <text:p text:style-name="P19">rect : 用于定位精灵</text:p>
      <text:p text:style-name="P19">__ npc_images ：保存 NPC 的图像列表</text:p>
      <text:p text:style-name="P6">__counter：此属性将用于动画目的。它将用于控制图像在单位时间内更新的次数</text:p>
      <text:p text:style-name="P6">__index：此属性也将用于动画目的。它将用于索引上述列表</text:p>
      <text:p text:style-name="P20">方法</text:p>
      <text:p text:style-name="P6">__ init _ _( )：这个初始化方法将在屏幕上定位 NPC 的图像</text:p>
      <text:p text:style-name="P6">update( ): 更新NPC动画</text:p>
      <text:p text:style-name="P9">鼠标类</text:p>
      <text:p text:style-name="P6">这个类将为游戏定义一个自定义光标！</text:p>
      <text:p text:style-name="P20">属性</text:p>
      <text:p text:style-name="P19">image : 光标的图像</text:p>
      <text:p text:style-name="P19"><text:soft-page-break/>rect ：将分配给鼠标的位置</text:p>
      <text:p text:style-name="P19">__normal：此属性将保存鼠标的单个图像</text:p>
      <text:p text:style-name="P19">__click：此属性将保存被单击的鼠标的单个图像</text:p>
      <text:p text:style-name="P6">__counter：此属性将用于动画目的。它将用于设置图像更新的次数</text:p>
      <text:p text:style-name="P10">方法</text:p>
      <text:p text:style-name="P6">__ init _ _( position)：此方法将创建鼠标光标并将其位置设置为鼠标的当前位置</text:p>
      <text:p text:style-name="P6">click( )：该方法将鼠标变为鼠标点击的图像。</text:p>
      <text:p text:style-name="P6">release( )：该方法会将图片属性改回普通图片</text:p>
      <text:p text:style-name="P6">update( )：该方法将光标图像重新定位到鼠标的位置。</text:p>
      <text:p text:style-name="P8">背景类</text:p>
      <text:p text:style-name="P6">此类将为游戏定义 5 个背景</text:p>
      <text:p text:style-name="P20">属性</text:p>
      <text:p text:style-name="P19">image : 背景图像</text:p>
      <text:p text:style-name="P19">rect : 定位背景</text:p>
      <text:p text:style-name="P19">list_of_images ：包含 5 个加载图像列表的属性</text:p>
      <text:p text:style-name="P19">__index：用于索引列表</text:p>
      <text:p text:style-name="P10">方法</text:p>
      <text:p text:style-name="P6">__ init _ _( )：该方法会加载5个不同的背景，并用5个中的第一个图像分配图像属性</text:p>
      <text:p text:style-name="P6">next_map ( )：该方法会在__index属性上加一个并加载下一张地图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>创建枫树故事的步骤</text:p>
      <text:list xml:id="list170435165" text:style-name="WWNum4">
        <text:list-item>
          <text:p text:style-name="P25">创建一个简单的盒子精灵并弄清楚如何让它跳跃</text:p>
        </text:list-item>
        <text:list-item>
          <text:p text:style-name="P25">使盒子精灵移动</text:p>
        </text:list-item>
        <text:list-item>
          <text:p text:style-name="P25">将精灵的图像更改为玩家。为玩家添加动画并获得正确的换帧时间以进行行走</text:p>
        </text:list-item>
        <text:list-item>
          <text:p text:style-name="P25">让其余的玩家动画正常工作（跳跃、攻击和休息）</text:p>
        </text:list-item>
        <text:list-item>
          <text:p text:style-name="P25">创建单个boss怪物，让它正确移动并检查它是否在到达屏幕末端时反转方向</text:p>
        </text:list-item>
        <text:list-item>
          <text:p text:style-name="P25">创建多个带有动画的怪物，看看游戏是否会滞后</text:p>
        </text:list-item>
        <text:list-item>
          <text:p text:style-name="P25">试着得到伤害来展示我想要的方式</text:p>
        </text:list-item>
        <text:list-item>
          <text:p text:style-name="P25">检查玩家和怪物之间的碰撞检测，找出当怪物HP耗尽时如何将其从游戏中移除。看看当你一次击中多个怪物时会发生什么，看看每个怪物是否显示单独的伤害</text:p>
        </text:list-item>
        <text:list-item>
          <text:p text:style-name="P25">添加标签精灵以显示游戏的当前状态</text:p>
        </text:list-item>
        <text:list-item>
          <text:p text:style-name="P25"><text:soft-page-break/>在玩家和硬币之间添加金币和碰撞检测。如果两者发生碰撞，则将其价值的金币添加到玩家拥有的总金币中</text:p>
        </text:list-item>
        <text:list-item>
          <text:p text:style-name="P25">创建一个 NPC 精灵。做到这一点，如果玩家按下空格键，只要他们有足够的金币，他们就会恢复 HP</text:p>
        </text:list-item>
        <text:list-item>
          <text:p text:style-name="P25">添加自定义光标</text:p>
        </text:list-item>
        <text:list-item>
          <text:p text:style-name="P25">在当前怪物被消灭后出现新的怪物。弄清楚如何让他们掉落与前一组怪物相同的硬币并回收精灵。</text:p>
        </text:list-item>
        <text:list-item>
          <text:p text:style-name="P25">当玩家清除舞台时产生一个新的<text:span text:style-name="T7">BOSS</text:span></text:p>
        </text:list-item>
        <text:list-item>
          <text:p text:style-name="P25">添加过渡屏幕。</text:p>
        </text:list-item>
        <text:list-item>
          <text:p text:style-name="P25">让龙怪物飞起来</text:p>
        </text:list-item>
        <text:list-item>
          <text:p text:style-name="P25">每次杀死<text:span text:style-name="T8">BOSS</text:span>时添加背景并更改它。</text:p>
        </text:list-item>
        <text:list-item>
          <text:p text:style-name="P25">使游戏所需的所有图像都具有透明背景（约 600）</text:p>
        </text:list-item>
        <text:list-item>
          <text:p text:style-name="P25">添加背景音乐</text:p>
        </text:list-item>
        <text:list-item>
          <text:p text:style-name="P25">添加音效<text:bookmark text:name="_GoBack"/></text:p>
        </text:list-item>
        <text:list-item>
          <text:p text:style-name="P25">添加另一个武器并允许用户选择他们的性别</text:p>
        </text:list-item>
        <text:list-item>
          <text:p text:style-name="P25">让弓箭按预期工作</text:p>
        </text:list-item>
        <text:list-item>
          <text:p text:style-name="P25">添加“第一个”屏幕，带有说明和角色/武器选择</text:p>
        </text:list-item>
        <text:list-item>
          <text:p text:style-name="P25">试着让它显示玩家捡到的金币有多少。在标签中显示这个</text:p>
        </text:list-item>
        <text:list-item>
          <text:p text:style-name="P25">添加水下场景作为奖励回合</text:p>
        </text:list-item>
        <text:list-item>
          <text:p text:style-name="P25">由于损坏重叠，因此难以辨别，请尝试使其他损坏出现在其他损坏之上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CJK SC1" svg:font-family="'Noto Sans CJK SC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zh" fo:country="none" style:letter-kerning="false" style:font-name-asian="Calibri1" style:font-size-asian="10pt" style:language-asian="zh" style:country-asian="none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zh" fo:country="none" style:letter-kerning="false" style:font-name-asian="Calibri1" style:font-size-asian="10pt" style:language-asian="zh" style:country-asian="none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dddddd"/>
      <style:text-properties fo:color="#000000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system" style:font-pitch-asian="variable" style:font-size-asian="26pt" style:font-size-complex="26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  <style:text-properties fo:language="zh" fo:country="none" style:font-name-asian="Times New Roman" style:font-family-asian="'Times New Roman'" style:font-family-generic-asian="system" style:font-pitch-asian="variable" style:language-asian="zh" style:country-asian="non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  <style:text-properties fo:language="zh" fo:country="none" style:font-name-asian="Times New Roman" style:font-family-asian="'Times New Roman'" style:font-family-generic-asian="system" style:font-pitch-asian="variable" style:language-asian="zh" style:country-asian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Title_20_Char" style:display-name="Title Char" style:family="text">
      <style:text-properties fo:color="#000000" style:font-name="Cambria" fo:font-family="Cambria" style:font-family-generic="roman" style:font-pitch="variable" fo:font-size="26pt" fo:letter-spacing="0.009cm" style:letter-kerning="true" style:font-size-asian="26pt" style:font-name-complex="Times New Roman" style:font-family-complex="'Times New Roman'" style:font-family-generic-complex="system" style:font-pitch-complex="variable" style:font-size-complex="2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9pt" style:font-size-asian="9pt" style:font-name-complex="Arial1" style:font-size-complex="9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text:tab/>程琳</text:p>
      </style:header>
      <style:footer>
        <text:p text:style-name="MP2"><text:page-number text:select-page="current">1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eng Lin</meta:initial-creator>
    <meta:editing-cycles>91</meta:editing-cycles>
    <meta:creation-date>2012-05-01T21:35:00</meta:creation-date>
    <dc:date>2022-05-07T19:41:18.881362516</dc:date>
    <meta:editing-duration>P1DT8H16M15S</meta:editing-duration>
    <meta:generator>LibreOffice/6.4.7.2$Linux_X86_64 LibreOffice_project/40$Build-2</meta:generator>
    <meta:document-statistic meta:table-count="0" meta:image-count="0" meta:object-count="0" meta:page-count="17" meta:paragraph-count="280" meta:word-count="6623" meta:character-count="9526" meta:non-whitespace-character-count="9038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